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fc17" officeooo:paragraph-rsid="0008fc17"/>
    </style:style>
    <style:style style:name="P2" style:family="paragraph" style:parent-style-name="Standard" style:list-style-name="L1">
      <style:text-properties officeooo:rsid="0008fc17" officeooo:paragraph-rsid="0008fc17"/>
    </style:style>
    <style:style style:name="P3" style:family="paragraph" style:parent-style-name="Standard" style:list-style-name="L1">
      <style:text-properties officeooo:rsid="000bef16" officeooo:paragraph-rsid="000bef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s:</text:p>
      <text:list xml:id="list1392818783" text:style-name="L1">
        <text:list-item>
          <text:p text:style-name="P2">Minimap avec nos joueurs</text:p>
        </text:list-item>
        <text:list-item>
          <text:p text:style-name="P2">placer les bombes plus vite</text:p>
        </text:list-item>
        <text:list-item>
          <text:p text:style-name="P2">arc explosif sans erreur</text:p>
        </text:list-item>
        <text:list-item>
          <text:p text:style-name="P2">info du bouclier</text:p>
        </text:list-item>
        <text:list-item>
          <text:p text:style-name="P2">vie et stamina partage</text:p>
        </text:list-item>
        <text:list-item>
          <text:p text:style-name="P3">auto learner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8:01:07.492000000</meta:creation-date>
    <dc:date>2023-06-18T18:17:41.068000000</dc:date>
    <meta:editing-duration>PT1H8M48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8" meta:word-count="30" meta:character-count="142" meta:non-whitespace-character-count="126"/>
  </office:meta>
</office:document-meta>
</file>